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063c97" officeooo:paragraph-rsid="00063c97"/>
    </style:style>
    <style:style style:name="P2" style:family="paragraph" style:parent-style-name="Standard">
      <style:paragraph-properties fo:text-align="center" style:justify-single-word="false"/>
      <style:text-properties officeooo:rsid="00063c97" officeooo:paragraph-rsid="00063c97"/>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63c97" officeooo:paragraph-rsid="00063c97"/>
    </style:style>
    <style:style style:name="P4" style:family="paragraph" style:parent-style-name="Standard">
      <style:paragraph-properties fo:text-align="start" style:justify-single-word="false"/>
      <style:text-properties style:text-underline-style="none" officeooo:rsid="00063c97" officeooo:paragraph-rsid="00063c9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7c8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Horton</text:p>
      <text:p text:style-name="P1">CAAM 554</text:p>
      <text:p text:style-name="P1">3/17/2016</text:p>
      <text:p text:style-name="P2">CAAM 554 HW #6</text:p>
      <text:p text:style-name="P2"/>
      <text:p text:style-name="P2"/>
      <text:p text:style-name="P3">Problem 2</text:p>
      <text:p text:style-name="P3"/>
      <text:p text:style-name="P4">With fairly straightforward implementation in terms of code in the application of our steepest descent method, it became clear that the difficult part of solving such problems comes in finding the optimal values for our parameters to be used in our Amiho condition and back solve function. I found that for combinations of values for p, C, and alpha0, I could achieve varying levels of accuracy with trade-off in the number of iterations (and function evaluations) required. Ideally, I would have liked to have run some sort of parameter selection function iterating over a set of valid p's, C's, and alpha0's, but due to time and hardware limitations, I was not able to do so for this assignment. Ultimately, I settled for a combination which yielded slightly worse accuracy, but with many fewer iterations that I was seeing for my initial guesses for my parameters. The values I ended with was alpha0 = 1, C = .5, p = .1.</text:p>
      <text:p text:style-name="P4"/>
      <text:p text:style-name="P4"><text:span text:style-name="T1">Problem 3</text:span></text:p>
      <text:p text:style-name="P4"><text:span text:style-name="T2"/></text:p>
      <text:p text:style-name="P4">Newton's method was easy to code as usual, and also as usual resulted in a solution in relatively few iterations and function evaluations. Even so, the fact that we are required to invert the Hessian within a loop is alarming, and ideally, we would want to find some sort of workaround to this as for a large Hessian, this inversion will be far more expensive than the amount of time saved on iterations. </text:p>
      <text:p text:style-name="P4">For the varying methods of CG, I found that <text:span text:style-name="T3">PR+ required the fewest iterations, followed by PR, then FR, then steepest descent. FR had fewer iterations than steepest descent, but it did not have fewer function calls, interestingly enoug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Horton</meta:initial-creator>
    <meta:creation-date>2016-03-16T19:38:26.832635876</meta:creation-date>
    <meta:printed-by>Marcus Horton</meta:printed-by>
    <meta:print-date>2016-03-16T19:57:03.584746979</meta:print-date>
    <dc:date>2016-03-16T19:58:01.774857015</dc:date>
    <dc:creator>Marcus Horton</dc:creator>
    <meta:editing-duration>PT4M24S</meta:editing-duration>
    <meta:editing-cycles>1</meta:editing-cycles>
    <meta:document-statistic meta:table-count="0" meta:image-count="0" meta:object-count="0" meta:page-count="1" meta:paragraph-count="9" meta:word-count="285" meta:character-count="1629" meta:non-whitespace-character-count="1351"/>
    <meta:generator>LibreOffice/4.3.7.2$Linux_X86_64 LibreOffice_project/430$Build-2</meta:generator>
  </office:meta>
</office:document-meta>
</file>